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row>
            <mo stretchy="false">−</mo>
            <mrow>
              <mfrac>
                <msup>
                  <mo stretchy="false">ℏ</mo>
                  <mn>2</mn>
                </msup>
                <mrow>
                  <mn>2</mn>
                  <mi>m</mi>
                </mrow>
              </mfrac>
            </mrow>
          </mrow>
          <msub>
            <mo stretchy="false">Δ</mo>
            <mi>r</mi>
          </msub>
          <mrow>
            <mi/>
            <mo stretchy="false">+</mo>
            <mi/>
          </mrow>
          <mi>V</mi>
          <mrow>
            <mo stretchy="false">(</mo>
            <mrow>
              <mstyle mathvariant="bold">
                <mrow>
                  <mi>r</mi>
                </mrow>
              </mstyle>
            </mrow>
            <mo stretchy="false">)</mo>
          </mrow>
        </mrow>
      </mfenced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i>E</mi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</mrow>
    <annotation encoding="StarMath 5.0">left ( - {hbar ^2 over {2 m}} %DELTA _r `+` V(bold r) right ) %ipsi(bold r , t) `=` E %ipsi (bold r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3:48:10.006000000</meta:creation-date>
    <meta:generator>LibreOffice/4.1.4.2$Windows_x86 LibreOffice_project/0a0440ccc0227ad9829de5f46be37cfb6edcf72</meta:generator>
  </office:meta>
</office:document-meta>
</file>